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1153in" style:rel-column-width="10920*"/>
    </style:style>
    <style:style style:name="Table1.C" style:family="table-column">
      <style:table-column-properties style:column-width="1.116in" style:rel-column-width="10927*"/>
    </style:style>
    <style:style style:name="Table1.D" style:family="table-column">
      <style:table-column-properties style:column-width="1.5306in" style:rel-column-width="14986*"/>
    </style:style>
    <style:style style:name="Table1.E" style:family="table-column">
      <style:table-column-properties style:column-width="0.7in" style:rel-column-width="6854*"/>
    </style:style>
    <style:style style:name="Table1.F" style:family="table-column">
      <style:table-column-properties style:column-width="1.116in" style:rel-column-width="10928*"/>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fr" fo:country="FR" officeooo:rsid="00036cd3" officeooo:paragraph-rsid="00036cd3"/>
    </style:style>
    <style:style style:name="P2" style:family="paragraph" style:parent-style-name="Standard">
      <style:text-properties fo:language="fr" fo:country="FR" officeooo:rsid="00036cd3" officeooo:paragraph-rsid="0003809a"/>
    </style:style>
    <style:style style:name="P3" style:family="paragraph" style:parent-style-name="Standard">
      <style:text-properties fo:language="fr" fo:country="FR" officeooo:rsid="00036cd3" officeooo:paragraph-rsid="00046cd4"/>
    </style:style>
    <style:style style:name="P4" style:family="paragraph" style:parent-style-name="Standard">
      <style:text-properties fo:language="fr" fo:country="FR" officeooo:rsid="00036cd3" officeooo:paragraph-rsid="000a5116"/>
    </style:style>
    <style:style style:name="P5" style:family="paragraph" style:parent-style-name="Standard">
      <style:text-properties fo:language="fr" fo:country="FR" officeooo:paragraph-rsid="0005f788"/>
    </style:style>
    <style:style style:name="P6" style:family="paragraph" style:parent-style-name="Standard">
      <style:text-properties fo:language="fr" fo:country="FR" officeooo:paragraph-rsid="00046cd4"/>
    </style:style>
    <style:style style:name="P7" style:family="paragraph" style:parent-style-name="Standard">
      <style:text-properties fo:language="fr" fo:country="FR" officeooo:paragraph-rsid="00095fe5"/>
    </style:style>
    <style:style style:name="P8" style:family="paragraph" style:parent-style-name="Standard">
      <style:text-properties fo:language="fr" fo:country="FR" officeooo:rsid="000ac08f" officeooo:paragraph-rsid="000ac08f"/>
    </style:style>
    <style:style style:name="P9" style:family="paragraph" style:parent-style-name="Standard">
      <style:text-properties fo:language="fr" fo:country="FR" officeooo:rsid="000ac08f" officeooo:paragraph-rsid="000d1e4c"/>
    </style:style>
    <style:style style:name="P10" style:family="paragraph" style:parent-style-name="Standard">
      <style:text-properties fo:language="fr" fo:country="FR" officeooo:rsid="000ac08f" officeooo:paragraph-rsid="00104bdd"/>
    </style:style>
    <style:style style:name="P11" style:family="paragraph" style:parent-style-name="Standard">
      <style:text-properties fo:language="fr" fo:country="FR" officeooo:rsid="000d1e4c" officeooo:paragraph-rsid="000d1e4c"/>
    </style:style>
    <style:style style:name="P12" style:family="paragraph" style:parent-style-name="Standard">
      <style:text-properties fo:language="fr" fo:country="FR" officeooo:rsid="00116050" officeooo:paragraph-rsid="00116050"/>
    </style:style>
    <style:style style:name="P13" style:family="paragraph" style:parent-style-name="Standard">
      <style:text-properties fo:language="fr" fo:country="FR" officeooo:rsid="001212e2" officeooo:paragraph-rsid="001212e2"/>
    </style:style>
    <style:style style:name="P14" style:family="paragraph" style:parent-style-name="Standard">
      <style:text-properties officeooo:paragraph-rsid="00046cd4"/>
    </style:style>
    <style:style style:name="P15" style:family="paragraph" style:parent-style-name="Table_20_Contents">
      <style:text-properties officeooo:rsid="000d1e4c" officeooo:paragraph-rsid="000d1e4c"/>
    </style:style>
    <style:style style:name="P16" style:family="paragraph" style:parent-style-name="Table_20_Contents">
      <style:text-properties officeooo:rsid="000e09d2" officeooo:paragraph-rsid="000e09d2"/>
    </style:style>
    <style:style style:name="P17" style:family="paragraph" style:parent-style-name="Table_20_Contents">
      <style:text-properties officeooo:rsid="000e09d2" officeooo:paragraph-rsid="00104bdd"/>
    </style:style>
    <style:style style:name="P18" style:family="paragraph" style:parent-style-name="Table_20_Contents">
      <style:text-properties officeooo:rsid="00104bdd" officeooo:paragraph-rsid="00104bdd"/>
    </style:style>
    <style:style style:name="P19" style:family="paragraph" style:parent-style-name="Standard" style:list-style-name="L1">
      <style:text-properties officeooo:paragraph-rsid="00046cd4"/>
    </style:style>
    <style:style style:name="P20" style:family="paragraph" style:parent-style-name="Standard" style:list-style-name="L1">
      <style:text-properties fo:language="fr" fo:country="FR" officeooo:rsid="00036cd3" officeooo:paragraph-rsid="00046cd4"/>
    </style:style>
    <style:style style:name="P21" style:family="paragraph" style:parent-style-name="Standard" style:list-style-name="L2">
      <style:text-properties fo:language="fr" fo:country="FR" officeooo:paragraph-rsid="0005f788"/>
    </style:style>
    <style:style style:name="P22" style:family="paragraph" style:parent-style-name="Standard">
      <style:text-properties fo:language="fr" fo:country="FR" officeooo:rsid="001212e2" officeooo:paragraph-rsid="001212e2"/>
    </style:style>
    <style:style style:name="P23" style:family="paragraph" style:parent-style-name="Standard" style:list-style-name="L2">
      <style:text-properties officeooo:paragraph-rsid="0005f788"/>
    </style:style>
    <style:style style:name="T1" style:family="text">
      <style:text-properties fo:language="fr" fo:country="FR"/>
    </style:style>
    <style:style style:name="T2" style:family="text">
      <style:text-properties fo:language="fr" fo:country="FR" officeooo:rsid="00046cd4"/>
    </style:style>
    <style:style style:name="T3" style:family="text">
      <style:text-properties fo:language="fr" fo:country="FR" officeooo:rsid="00036cd3"/>
    </style:style>
    <style:style style:name="T4" style:family="text">
      <style:text-properties fo:language="fr" fo:country="FR" officeooo:rsid="0005f788"/>
    </style:style>
    <style:style style:name="T5" style:family="text">
      <style:text-properties officeooo:rsid="0003809a"/>
    </style:style>
    <style:style style:name="T6" style:family="text">
      <style:text-properties officeooo:rsid="00046cd4"/>
    </style:style>
    <style:style style:name="T7" style:family="text">
      <style:text-properties officeooo:rsid="0007db92"/>
    </style:style>
    <style:style style:name="T8" style:family="text">
      <style:text-properties fo:color="#3333ff"/>
    </style:style>
    <style:style style:name="T9" style:family="text">
      <style:text-properties fo:color="#3333ff" officeooo:rsid="000b9c60"/>
    </style:style>
    <style:style style:name="T10" style:family="text">
      <style:text-properties officeooo:rsid="000d1e4c"/>
    </style:style>
    <style:style style:name="T11" style:family="text">
      <style:text-properties officeooo:rsid="00104bd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onjour, </text:p>
      <text:p text:style-name="P1">Je pense qu<text:span text:style-name="T5">'on doit trouver une méthode qui peux faire la balance entre la taille de l'échantillon et la duration d'étude. </text:span></text:p>
      <text:p text:style-name="P2"><text:span text:style-name="T5">C</text:span>omment planifier la taille de l'échantillon pour une étude. </text:p>
      <text:p text:style-name="P2">La puissance d'une étude (la capacité de l'étude pour détecter un effet de traitement d'une taille spécifiée, si elle existe) est déterminée par des facteurs tels que l'ampleur de l'effet du traitement, la taille de l'échantillon, alpha (le niveau de signification statistique nécessaire), et (pour les études de survie) la durée de l'étude.</text:p>
      <text:p text:style-name="P2"><text:bookmark text:name="result_box"/>Combien de sujets avons-nous besoin d'une étude pour atteindre ses objectifs de recherche? Une étude avec trop peu de sujets peut avoir une faible chance de détecter un effet important, et une étude avec trop de sujets peuvent offrir très peu de gain et va donc perdre du temps et des ressources.</text:p>
      <text:p text:style-name="P2"/>
      <text:p text:style-name="P2"/>
      <text:p text:style-name="P3"><text:bookmark text:name="result_box2"/>L'objectif général de l'analyse PSS peut être atteint de plusieurs façons. <text:span text:style-name="T6">On </text:span>peux </text:p>
      <text:list xml:id="list5799985293661850614" text:style-name="L1">
        <text:list-item>
          <text:p text:style-name="P19"><text:span text:style-name="T2">calculer </text:span><text:span text:style-name="T3">la taille de l'échantillon donné directement </text:span><text:span text:style-name="T2">avec le</text:span><text:span text:style-name="T3"> niveau de signification </text:span><text:span text:style-name="T2">spécifié</text:span><text:span text:style-name="T3">, la puissance, la taille de l'effet, et d'autres paramètres de l'étude. </text:span></text:p>
        </text:list-item>
        <text:list-item>
          <text:p text:style-name="P19"><text:span text:style-name="T3">évaluer la puissance d'une étude pour une </text:span><text:span text:style-name="T2">intervalle</text:span><text:span text:style-name="T3"> de tailles d'échantillons ou tailles d'effet pour un niveau de signification donné et les valeurs fixes d'autres paramètres de l'étude;</text:span></text:p>
        </text:list-item>
        <text:list-item>
          <text:p text:style-name="P20">évaluer les grandeurs d'un effet qui peut être détectée avec une puissance raisonnable pour la taille des échantillons spécifiques donnés un niveau de signification et d'autres paramètres de l'étude;</text:p>
        </text:list-item>
        <text:list-item>
          <text:p text:style-name="P20">évaluer la sensibilité des exigences de puissance ou taille de l'échantillon à différents paramètres de l'étude.</text:p>
        </text:list-item>
      </text:list>
      <text:p text:style-name="P5"><text:bookmark text:name="result_box3"/>Les principales composantes de l'analyse PSS sont conception de l'étude :</text:p>
      <text:list xml:id="list1014392031496914590" text:style-name="L2">
        <text:list-item>
          <text:p text:style-name="P21">méthode statistique;</text:p>
        </text:list-item>
        <text:list-item>
          <text:p text:style-name="P21">niveau de signification, α;</text:p>
        </text:list-item>
        <text:list-item>
          <text:p text:style-name="P21">la puissance, 1 – ß;</text:p>
        </text:list-item>
        <text:list-item>
          <text:p text:style-name="P23"><text:span text:style-name="T4">u</text:span><text:span text:style-name="T1">ne ampleur d'un effet d'intérêt ou de différence cliniquement significative, souvent exprimée comme une taille d'effet, δ;</text:span></text:p>
        </text:list-item>
        <text:list-item>
          <text:p text:style-name="P21">taille de l'échantillon, N.<text:line-break/>Ci-dessous, nous décrivons chacune des principales composantes de l'analyse PSS plus en détail.</text:p>
        </text:list-item>
      </text:list>
      <text:p text:style-name="P6"><text:bookmark text:name="result_box1"/>Taille de l'échantillon :<text:line-break/>Taille de l'échantillon est généralement la principale composante de l'intérêt dans l'analyse PSS. La taille de l'échantillon nécessaire pour réussir l'objectif d'une étude donnée q<text:span text:style-name="T7">ui </text:span>détermin<text:span text:style-name="T7">e</text:span> un niveau spécifié de signification, la puissance, la taille de l'effet, et d'autres paramètres de l'étude.</text:p>
      <text:p text:style-name="P7"><text:bookmark text:name="result_box4"/>Un autre élément important de la taille de l'échantillon et la détermination de la puissance qui affecte l'estimation de la probabilité d'un échec est le modèle d'accumulation de sujets dans l'étude. </text:p>
      <text:p text:style-name="P7"/>
      <text:p text:style-name="P7"><text:bookmark text:name="result_box5"/>Un autre élément important :</text:p>
      <text:p text:style-name="P7">La durée d'une étude est souvent divisée en deux phases: une phase d'exercice, au cours de laquelle les sujets sont recrutés pour l'étude, et une phase de suivi, au cours de laquelle les sujets sont suivis jusqu'à la fin de l'étude et aucune nouvelle sujets entrent dans le étude. Pour une étude à durée déterminée, exercice rapide augmente le temps moyen d'analyse (de temps de suivi moyenne) et augmente les chances d'un sujet à défaut, dans une étude, alors que la comptabilité d'exercice lent diminue le temps d'analyse de la moyenne et diminue par conséquent cette probabilité. </text:p>
      <text:p text:style-name="P6"/>
      <text:p text:style-name="P14"/>
      <text:p text:style-name="P3"/>
      <text:p text:style-name="P4">Bonjour, </text:p>
      <text:p text:style-name="P4">Je pense qu<text:span text:style-name="T5">'on doit trouver une méthode qui peux faire la balance entre la taille de l'échantillon et la </text:span><text:soft-page-break/><text:span text:style-name="T5">duration d'étude. Ce sont deux principaux factors qui influencent directement l'effect d'une étude.</text:span></text:p>
      <text:p text:style-name="P4"/>
      <text:p text:style-name="P12">Cependant, dans notre problème, le résultat que l'on trouve dépend de la valeur de « graine »</text:p>
      <text:p text:style-name="P4"/>
      <text:p text:style-name="P8">Idée ici : apprendre dynamiquement le meilleur censor rate.</text:p>
      <text:p text:style-name="P8">ALGO<text:line-break/>Input:  Budget de TS CPU time<text:line-break/>        N Sub Pop<text:line-break/>        NUMBER OF SIMU<text:line-break/><text:line-break/>REPEAT DURING TS/10<text:line-break/>        Select Random Population of N Sub-pop <text:span text:style-name="T8">//</text:span><text:span text:style-name="T9">random A subPOP dans N subpop (subPOP1,…,subPOPn)</text:span><text:line-break/>        Run and WAIT until Extinction to compute Extinction Time <text:span text:style-name="T8">//</text:span><text:line-break/>END REPEAT<text:line-break/>COMPUTE OPTIMAL WaitingTime to have NUMBER SIMU➞ OPTWAIT<text:line-break/><text:line-break/>REPEAT UNTIL END OF BUDGET<text:line-break/>        RUN until OPTWAIT to cmpute<text:line-break/><text:line-break/><text:line-break/>—-&gt; Utiliser ensuite EXP3 Bandit Algo.</text:p>
      <text:p text:style-name="P8"/>
      <text:p text:style-name="P11">Par exmple :</text:p>
      <text:p text:style-name="P9">Budget de TS CPU time <text:span text:style-name="T10">TS=100 ans</text:span></text:p>
      <text:p text:style-name="P9">DURING TS/10, <text:span text:style-name="T10">Tstep=10 ans</text:span></text:p>
      <text:p text:style-name="P8"/>
      <table:table table:name="Table1" table:style-name="Table1">
        <table:table-column table:style-name="Table1.A" table:number-columns-repeated="2"/>
        <table:table-column table:style-name="Table1.C"/>
        <table:table-column table:style-name="Table1.D"/>
        <table:table-column table:style-name="Table1.E"/>
        <table:table-column table:style-name="Table1.F"/>
        <table:table-row>
          <table:table-cell table:style-name="Table1.A1" office:value-type="string">
            <text:p text:style-name="P15">Study duration</text:p>
          </table:table-cell>
          <table:table-cell table:style-name="Table1.A1" office:value-type="string">
            <text:p text:style-name="P15">Accrual duration</text:p>
          </table:table-cell>
          <table:table-cell table:style-name="Table1.A1" office:value-type="string">
            <text:p text:style-name="P15">Sample size</text:p>
          </table:table-cell>
          <table:table-cell table:style-name="Table1.A1" office:value-type="string">
            <text:p text:style-name="P18">Experimental state</text:p>
          </table:table-cell>
          <table:table-cell table:style-name="Table1.A1" office:value-type="string">
            <text:p text:style-name="P18">Result</text:p>
          </table:table-cell>
          <table:table-cell table:style-name="Table1.F1" office:value-type="string">
            <text:p text:style-name="Table_20_Contents"/>
          </table:table-cell>
        </table:table-row>
        <table:table-row>
          <table:table-cell table:style-name="Table1.A2" office:value-type="string">
            <text:p text:style-name="P15">10 years </text:p>
          </table:table-cell>
          <table:table-cell table:style-name="Table1.A2" office:value-type="string">
            <text:p text:style-name="P15">10 years</text:p>
          </table:table-cell>
          <table:table-cell table:style-name="Table1.A2" office:value-type="string">
            <text:p text:style-name="P16">Random [1, N]</text:p>
          </table:table-cell>
          <table:table-cell table:style-name="Table1.A2" office:value-type="string">
            <text:p text:style-name="P10">Run and WAIT until Extinction <text:span text:style-name="T11">[0,10 years]</text:span></text:p>
          </table:table-cell>
          <table:table-cell table:style-name="Table1.A2" office:value-type="string">
            <text:p text:style-name="P18">SubPOP un censored and time finding the event uncensored</text:p>
          </table:table-cell>
          <table:table-cell table:style-name="Table1.F2" office:value-type="string">
            <text:p text:style-name="Table_20_Contents"/>
          </table:table-cell>
        </table:table-row>
        <table:table-row>
          <table:table-cell table:style-name="Table1.A2" office:value-type="string">
            <text:p text:style-name="P15">20 years </text:p>
          </table:table-cell>
          <table:table-cell table:style-name="Table1.A2" office:value-type="string">
            <text:p text:style-name="P15">10 years</text:p>
          </table:table-cell>
          <table:table-cell table:style-name="Table1.A2" office:value-type="string">
            <text:p text:style-name="P17">Random [1, N]</text:p>
          </table:table-cell>
          <table:table-cell table:style-name="Table1.A2" office:value-type="string">
            <text:p text:style-name="P10">Run and WAIT until Extinction <text:span text:style-name="T11">[0,20 years]</text:span></text:p>
          </table:table-cell>
          <table:table-cell table:style-name="Table1.A2" office:value-type="string">
            <text:p text:style-name="Table_20_Contents"/>
          </table:table-cell>
          <table:table-cell table:style-name="Table1.F2" office:value-type="string">
            <text:p text:style-name="Table_20_Contents"/>
          </table:table-cell>
        </table:table-row>
        <table:table-row>
          <table:table-cell table:style-name="Table1.A2" office:value-type="string">
            <text:p text:style-name="P15">30 years </text:p>
          </table:table-cell>
          <table:table-cell table:style-name="Table1.A2" office:value-type="string">
            <text:p text:style-name="P15">10 years</text:p>
          </table:table-cell>
          <table:table-cell table:style-name="Table1.A2" office:value-type="string">
            <text:p text:style-name="P17">Random [1, N]</text:p>
          </table:table-cell>
          <table:table-cell table:style-name="Table1.A2" office:value-type="string">
            <text:p text:style-name="P10">Run and WAIT until Extinction <text:span text:style-name="T11">[0,30 years]</text:span></text:p>
          </table:table-cell>
          <table:table-cell table:style-name="Table1.A2" office:value-type="string">
            <text:p text:style-name="Table_20_Contents"/>
          </table:table-cell>
          <table:table-cell table:style-name="Table1.F2" office:value-type="string">
            <text:p text:style-name="Table_20_Contents"/>
          </table:table-cell>
        </table:table-row>
        <table:table-row>
          <table:table-cell table:style-name="Table1.A2" office:value-type="string">
            <text:p text:style-name="P15">40 years</text:p>
          </table:table-cell>
          <table:table-cell table:style-name="Table1.A2" office:value-type="string">
            <text:p text:style-name="P15">10 years</text:p>
          </table:table-cell>
          <table:table-cell table:style-name="Table1.A2" office:value-type="string">
            <text:p text:style-name="P17">Random [1, N]</text:p>
          </table:table-cell>
          <table:table-cell table:style-name="Table1.A2" office:value-type="string">
            <text:p text:style-name="P10">Run and WAIT until Extinction <text:span text:style-name="T11">[0,40 years]</text:span></text:p>
          </table:table-cell>
          <table:table-cell table:style-name="Table1.A2" office:value-type="string">
            <text:p text:style-name="Table_20_Contents"/>
          </table:table-cell>
          <table:table-cell table:style-name="Table1.F2" office:value-type="string">
            <text:p text:style-name="Table_20_Contents"/>
          </table:table-cell>
        </table:table-row>
        <table:table-row>
          <table:table-cell table:style-name="Table1.A2" office:value-type="string">
            <text:p text:style-name="P15">50 years</text:p>
          </table:table-cell>
          <table:table-cell table:style-name="Table1.A2" office:value-type="string">
            <text:p text:style-name="P15">10 years</text:p>
          </table:table-cell>
          <table:table-cell table:style-name="Table1.A2" office:value-type="string">
            <text:p text:style-name="P17">Random [1, N]</text:p>
          </table:table-cell>
          <table:table-cell table:style-name="Table1.A2" office:value-type="string">
            <text:p text:style-name="P10">Run and WAIT until Extinction <text:span text:style-name="T11">[0,50 years]</text:span></text:p>
          </table:table-cell>
          <table:table-cell table:style-name="Table1.A2" office:value-type="string">
            <text:p text:style-name="Table_20_Contents"/>
          </table:table-cell>
          <table:table-cell table:style-name="Table1.F2" office:value-type="string">
            <text:p text:style-name="Table_20_Contents"/>
          </table:table-cell>
        </table:table-row>
        <text:soft-page-break/>
        <table:table-row>
          <table:table-cell table:style-name="Table1.A2" office:value-type="string">
            <text:p text:style-name="P15">...</text:p>
          </table:table-cell>
          <table:table-cell table:style-name="Table1.A2" office:value-type="string">
            <text:p text:style-name="P15">10 years</text:p>
          </table:table-cell>
          <table:table-cell table:style-name="Table1.A2" office:value-type="string">
            <text:p text:style-name="P17">Random [1, N]</text:p>
          </table:table-cell>
          <table:table-cell table:style-name="Table1.A2" office:value-type="string">
            <text:p text:style-name="Table_20_Contents">...</text:p>
          </table:table-cell>
          <table:table-cell table:style-name="Table1.A2" office:value-type="string">
            <text:p text:style-name="Table_20_Contents"/>
          </table:table-cell>
          <table:table-cell table:style-name="Table1.F2" office:value-type="string">
            <text:p text:style-name="Table_20_Contents"/>
          </table:table-cell>
        </table:table-row>
        <table:table-row>
          <table:table-cell table:style-name="Table1.A2" office:value-type="string">
            <text:p text:style-name="P15">100 years</text:p>
          </table:table-cell>
          <table:table-cell table:style-name="Table1.A2" office:value-type="string">
            <text:p text:style-name="P15">10 years</text:p>
          </table:table-cell>
          <table:table-cell table:style-name="Table1.A2" office:value-type="string">
            <text:p text:style-name="P17">Random [1, N]</text:p>
          </table:table-cell>
          <table:table-cell table:style-name="Table1.A2" office:value-type="string">
            <text:p text:style-name="P10">Run and WAIT until Extinction <text:span text:style-name="T11">[0,100 years]</text:span></text:p>
          </table:table-cell>
          <table:table-cell table:style-name="Table1.A2" office:value-type="string">
            <text:p text:style-name="Table_20_Contents"/>
          </table:table-cell>
          <table:table-cell table:style-name="Table1.F2" office:value-type="string">
            <text:p text:style-name="Table_20_Contents"/>
          </table:table-cell>
        </table:table-row>
      </table:table>
      <text:p text:style-name="P8"/>
      <text:p text:style-name="P8"/>
      <text:p text:style-name="P8"/>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2T13:15:37.543136406</meta:creation-date>
    <dc:date>2015-11-04T17:15:51.917931659</dc:date>
    <meta:editing-duration>PT6H19M46S</meta:editing-duration>
    <meta:editing-cycles>14</meta:editing-cycles>
    <meta:generator>LibreOffice/4.2.8.2$Linux_X86_64 LibreOffice_project/420m0$Build-2</meta:generator>
    <meta:document-statistic meta:table-count="1" meta:image-count="0" meta:object-count="0" meta:page-count="3" meta:paragraph-count="62" meta:word-count="736" meta:character-count="4561" meta:non-whitespace-character-count="3839"/>
  </office:meta>
</office:document-meta>
</file>